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</office:automatic-styles>
  <office:body>
    <office:text>
      <text:p text:style-name="P1"><text:span text:style-name="T1_1">1136<text:s/></text:span><text:span text:style-name="T1_2">Saturday</text:span><text:span text:style-name="T1_3"><text:s/>-<text:s/></text:span><text:span text:style-name="T1_4">Section</text:span><text:span text:style-name="T1_5"><text:s/></text:span><text:span text:style-name="T1_6">Started</text:span><text:span text:style-name="T1_7"><text:s/></text:span><text:span text:style-name="T1_8">by</text:span><text:span text:style-name="T1_9"><text:s/></text:span><text:span text:style-name="T1_10">Ben</text:span><text:span text:style-name="T1_11"><text:s/></text:span><text:span text:style-name="T1_12">Jones</text:span></text:p>
      <text:p text:style-name="P2"><text:span text:style-name="T2_1">1203<text:s/></text:span><text:span text:style-name="T2_2">Sat</text:span><text:span text:style-name="T2_3"><text:s/>-<text:s/></text:span><text:span text:style-name="T2_4">proofreading</text:span><text:span text:style-name="T2_5">/</text:span><text:span text:style-name="T2_6">editing</text:span><text:span text:style-name="T2_7"><text:s/></text:span><text:span text:style-name="T2_8">A</text:span><text:span text:style-name="T2_9"><text:s/></text:span><text:span text:style-name="T2_10">LeFebvre</text:span></text:p>
      <text:p text:style-name="P3"><text:span text:style-name="T3_1">1316<text:s/></text:span><text:span text:style-name="T3_2">Saturday</text:span><text:span text:style-name="T3_3"><text:s/>-<text:s/></text:span><text:span text:style-name="T3_4">Edited</text:span><text:span text:style-name="T3_5"><text:s/></text:span><text:span text:style-name="T3_6">by</text:span><text:span text:style-name="T3_7"><text:s/></text:span><text:span text:style-name="T3_8">Jones</text:span></text:p>
      <text:p text:style-name="P4"><text:span text:style-name="T4_1">1300</text:span><text:span text:style-name="T4_2">ish</text:span><text:span text:style-name="T4_3"><text:s/></text:span><text:span text:style-name="T4_4">Sat</text:span><text:span text:style-name="T4_5"><text:s/>-<text:s/></text:span><text:span text:style-name="T4_6">more</text:span><text:span text:style-name="T4_7"><text:s/></text:span><text:span text:style-name="T4_8">editing</text:span><text:span text:style-name="T4_9"><text:s/></text:span><text:span text:style-name="T4_10">by</text:span><text:span text:style-name="T4_11"><text:s/></text:span><text:span text:style-name="T4_12">AL</text:span><text:span text:style-name="T4_13"><text:s/></text:span><text:span text:style-name="T4_14">and</text:span><text:span text:style-name="T4_15"><text:s/></text:span><text:span text:style-name="T4_16">BJ</text:span><text:span text:style-name="T4_17"><text:s/></text:span><text:span text:style-name="T4_18">with</text:span><text:span text:style-name="T4_19"><text:s/></text:span><text:span text:style-name="T4_20">help</text:span><text:span text:style-name="T4_21"><text:s/></text:span><text:span text:style-name="T4_22">from</text:span><text:span text:style-name="T4_23"><text:s/></text:span><text:span text:style-name="T4_24">Ted</text:span></text:p>
      <text:p text:style-name="P5"><text:span text:style-name="T5_1">1050<text:s/></text:span><text:span text:style-name="T5_2">Sun</text:span><text:span text:style-name="T5_3"><text:s/>-<text:s/></text:span><text:span text:style-name="T5_4">Homework</text:span><text:span text:style-name="T5_5"><text:s/></text:span><text:span text:style-name="T5_6">answer</text:span><text:span text:style-name="T5_7"><text:s/></text:span><text:span text:style-name="T5_8">and</text:span><text:span text:style-name="T5_9"><text:s/></text:span><text:span text:style-name="T5_10">Review</text:span><text:span text:style-name="T5_11"><text:s/></text:span><text:span text:style-name="T5_12">Questions</text:span><text:span text:style-name="T5_13"><text:s/>-<text:s/></text:span><text:span text:style-name="T5_14">Wilson</text:span></text:p>
      <text:p text:style-name="P6"><text:span text:style-name="T6_1">1239<text:s/></text:span><text:span text:style-name="T6_2">Sun</text:span><text:span text:style-name="T6_3"><text:s/>-<text:s/></text:span><text:span text:style-name="T6_4">Rodimon</text:span><text:span text:style-name="T6_5"><text:s/></text:span><text:span text:style-name="T6_6">added</text:span><text:span text:style-name="T6_7"><text:s/></text:span><text:span text:style-name="T6_8">flowchart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